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3" svg:font-family="Arial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12"/>
    <style:style style:name="P8" style:family="paragraph" style:parent-style-name="List_20_Paragraph" style:list-style-name="WWNum7"/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No_20_Spacing">
      <style:paragraph-properties fo:break-before="page"/>
    </style:style>
    <style:style style:name="P11" style:family="paragraph" style:parent-style-name="No_20_Spacing" style:master-page-name="Converted1">
      <style:paragraph-properties style:page-number="auto"/>
    </style:style>
    <style:style style:name="P12" style:family="paragraph" style:parent-style-name="No_20_Spacing" style:master-page-name="Converted2">
      <style:paragraph-properties style:page-number="auto"/>
    </style:style>
    <style:style style:name="P13" style:family="paragraph" style:parent-style-name="No_20_Spacing" style:master-page-name="Converted3">
      <style:paragraph-properties style:page-number="auto"/>
    </style:style>
    <style:style style:name="P14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style style:name="P15" style:family="paragraph" style:parent-style-name="Heading_20_2" style:list-style-name="WWNum25"/>
    <style:style style:name="P16" style:family="paragraph" style:parent-style-name="Heading_20_2" style:list-style-name="WWNum28"/>
    <style:style style:name="P17" style:family="paragraph" style:parent-style-name="Heading_20_2" style:list-style-name="WWNum26"/>
    <style:style style:name="P18" style:family="paragraph" style:parent-style-name="Heading_20_2" style:list-style-name="WWNum27"/>
    <style:style style:name="T1" style:family="text">
      <style:text-properties style:font-size-complex="11pt"/>
    </style:style>
    <style:style style:name="T2" style:family="text">
      <style:text-properties fo:language="en" fo:country="US"/>
    </style:style>
    <style:style style:name="T3" style:family="text">
      <style:text-properties fo:font-size="22pt" style:font-size-asian="22pt"/>
    </style:style>
    <style:style style:name="T4" style:family="text">
      <style:text-properties fo:font-weight="bold" style:font-weight-asian="bold"/>
    </style:style>
    <style:style style:name="T5" style:family="text">
      <style:text-properties fo:color="#ff3333"/>
    </style:style>
    <style:style style:name="T6" style:family="text">
      <style:text-properties fo:color="#1c1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odule 1 : Initiation HTML5</text:p>
      <text:list xml:id="list2642854551608391772" text:style-name="Outline">
        <text:list-item>
          <text:p text:style-name="Heading_20_1">Pré-requis</text:p>
        </text:list-item>
      </text:list>
      <text:p text:style-name="Standard"/>
      <text:list xml:id="list31593429" text:continue-numbering="true" text:style-name="Outline">
        <text:list-item>
          <text:p text:style-name="Heading_20_1">Description</text:p>
        </text:list-item>
      </text:list>
      <text:p text:style-name="Standard">.</text:p>
      <text:list xml:id="list31583247" text:continue-numbering="true" text:style-name="Outline">
        <text:list-item>
          <text:p text:style-name="Heading_20_1">Ressources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Supports de cours</text:p>
          </table:table-cell>
          <table:table-cell table:style-name="Tableau1.A1" office:value-type="string">
            <text:p text:style-name="P3">HTML5, CSS3, JS, PHP,MySQL</text:p>
          </table:table-cell>
          <table:table-cell table:style-name="Tableau1.A1" office:value-type="string">
            <text:p text:style-name="P3">Documents support de cours HTML5, CSS3, JS, PHP et MySQL</text:p>
          </table:table-cell>
        </table:table-row>
        <table:table-row table:style-name="Tableau1.1">
          <table:table-cell table:style-name="Tableau1.A1" office:value-type="string">
            <text:p text:style-name="P3">Evaluati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Sujet de TD/TP</text:p>
          </table:table-cell>
          <table:table-cell table:style-name="Tableau1.A1" office:value-type="string">
            <text:p text:style-name="P3">Tous les TP précédents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Doc. ou sites de référence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<text:a xlink:type="simple" xlink:href="http://www.w3schools.com" text:style-name="Internet_20_link" text:visited-style-name="Visited_20_Internet_20_Link">http://www.w3schools.com</text:a></text:p>
            <text:p text:style-name="P3"><text:a xlink:type="simple" xlink:href="http://www.w3c.com" text:style-name="Internet_20_link" text:visited-style-name="Visited_20_Internet_20_Link">http://www.w3c.com</text:a></text:p>
            <text:p text:style-name="P3"><text:a xlink:type="simple" xlink:href="https://validator.w3.org/nu/" text:style-name="Internet_20_link" text:visited-style-name="Visited_20_Internet_20_Link">https://validator.w3.org/nu/</text:a></text:p>
            <text:p text:style-name="P3"><text:a xlink:type="simple" xlink:href="http://www.code-couleur.com" text:style-name="Internet_20_link" text:visited-style-name="Visited_20_Internet_20_Link">http://www.code-couleur.com</text:a></text:p>
            <text:p text:style-name="P3"/>
          </table:table-cell>
        </table:table-row>
      </table:table>
      <text:list xml:id="list31580080" text:continue-numbering="true" text:style-name="Outline">
        <text:list-item>
          <text:p text:style-name="Heading_20_1">Supports</text:p>
        </text:list-item>
        <text:list-item>
          <text:p text:style-name="Heading_20_2"><text:span text:style-name="T1">Matériel(s) : Poste de développement sous Windows</text:span></text:p>
        </text:list-item>
        <text:list-item>
          <text:p text:style-name="Heading_20_2"><text:span text:style-name="T1">Logiciel(s) : Notepad++, Mozilla Firefox</text:span></text:p>
        </text:list-item>
        <text:list-item>
          <text:p text:style-name="Heading_20_1">Légende</text:p>
        </text:list-item>
      </text:list>
      <text:list xml:id="list3532224857999648822" text:style-name="WWNum2">
        <text:list-item>
          <text:p text:style-name="P5">Partie à coder</text:p>
        </text:list-item>
      </text:list>
      <text:list xml:id="list2067187768440621779" text:style-name="WWNum3">
        <text:list-item>
          <text:p text:style-name="P6">Partie à rédiger</text:p>
        </text:list-item>
      </text:list>
      <text:list xml:id="list31605455" text:continue-list="list31580080" text:style-name="Outline">
        <text:list-item>
          <text:p text:style-name="Heading_20_1">Prolongement(s) possible(s)</text:p>
        </text:list-item>
      </text:list>
      <text:p text:style-name="Standard">Création du jeu casse brique en utilisant le langage web</text:p>
      <text:list xml:id="list31590052" text:continue-numbering="true" text:style-name="Outline">
        <text:list-item>
          <text:p text:style-name="Heading_20_1">Diagramme de séquence</text:p>
        </text:list-item>
      </text:list>
      <text:p text:style-name="Standard">Aucun</text:p>
      <text:p text:style-name="P1"/>
      <text:p text:style-name="Standard"/>
      <text:list xml:id="list31604231" text:continue-numbering="true" text:style-name="Outline">
        <text:list-item>
          <text:h text:style-name="P11" text:outline-level="1">: Base HTML</text:h>
        </text:list-item>
      </text:list>
      <text:list xml:id="list1983377097439053292" text:style-name="WWNum25">
        <text:list-item>
          <text:p text:style-name="P15">Analyse du code HTML</text:p>
        </text:list-item>
      </text:list>
      <text:list xml:id="list31584237" text:continue-list="list2067187768440621779" text:style-name="WWNum3">
        <text:list-item>
          <text:p text:style-name="P6">Qu’est-ce qu’une balise ouvrante ? Une balise fermante ? Orpheline ?</text:p>
        </text:list-item>
      </text:list>
      <text:p text:style-name="Standard"><text:tab/><text:span text:style-name="T5">Une balise ouvrante permet de dire quand j'ouvre ma fonction et la balise femante complete la balise ouvrante en disant <text:s/>j'arrete la fonction ici. Et pour ce qui est des balise orpheline, c'est une balise qui n'as pas besoin d'etre femer </text:span></text:p>
      <text:list xml:id="list31584254" text:continue-numbering="true" text:style-name="WWNum3">
        <text:list-item>
          <text:p text:style-name="P6">Quelles sont les balises qui permettent d’initier un code HTML ?</text:p>
        </text:list-item>
      </text:list>
      <text:p text:style-name="Standard"><text:span text:style-name="T5">&lt;!doctype html&gt;</text:span></text:p>
      <text:p text:style-name="P2">&lt;html&gt;</text:p>
      <text:list xml:id="list31593647" text:continue-numbering="true" text:style-name="WWNum3">
        <text:list-item>
          <text:p text:style-name="P6">A quoi servent les balises &lt;head&gt; et &lt;body&gt; ?</text:p>
        </text:list-item>
      </text:list>
      <text:p text:style-name="P2">La balise head permet de parametrer notre page html. Pour ce qui est du body on peut l'appeler le corp de la page sa sera donc le contenu</text:p>
      <text:list xml:id="list31606111" text:continue-numbering="true" text:style-name="WWNum3">
        <text:list-item>
          <text:p text:style-name="P6">Donner les caractéristiques de style de la balise « &lt;h2&gt; »</text:p>
        </text:list-item>
      </text:list>
      <text:p text:style-name="P2">La balise &lt;h2&gt;  permet de crée un titre de type 2. Le texte qui sera dans cette fonction sera plus grand que les autres.</text:p>
      <text:list xml:id="list31583927" text:continue-numbering="true" text:style-name="WWNum3">
        <text:list-item>
          <text:p text:style-name="P6"><text:span text:style-name="T6">Que se passe-t-il si l’on intervertir les balises « &lt;foot</text:span>er&gt; » et « &lt;header&gt; » ?</text:p>
        </text:list-item>
      </text:list>
      <text:p text:style-name="P2">L'entete de la page sera en bas et le pied de page sera en haut</text:p>
      <text:list xml:id="list31603043" text:continue-numbering="true" text:style-name="WWNum3">
        <text:list-item>
          <text:p text:style-name="P6">Qu’elle est donc l’intérêt de ces balises ?</text:p>
        </text:list-item>
      </text:list>
      <text:p text:style-name="P2">L'interet de cette balise est simple elle permettent d'avoir une page organiser. </text:p>
      <text:p text:style-name="Standard"/>
      <text:list xml:id="list7197963460206895818" text:style-name="WWNum28">
        <text:list-item>
          <text:p text:style-name="P16">Analyse du code CSS</text:p>
        </text:list-item>
      </text:list>
      <text:list xml:id="list7780133436506154568" text:style-name="WWNum12">
        <text:list-item>
          <text:p text:style-name="P7">En vous aidant d’un dessin quelle est la différence entre le padding et le margin ?</text:p>
        </text:list-item>
      </text:list>
      <text:p text:style-name="Standard"/>
      <text:list xml:id="list31578742" text:continue-numbering="true" text:style-name="WWNum12">
        <text:list-item>
          <text:p text:style-name="P7">Que constatez-vous pour la section ?</text:p>
        </text:list-item>
      </text:list>
      <text:p text:style-name="Standard"/>
      <text:list xml:id="list31601771" text:continue-list="list31604231" text:style-name="Outline">
        <text:list-item>
          <text:p text:style-name="Heading_20_2">Amélioration du code </text:p>
        </text:list-item>
      </text:list>
      <text:p text:style-name="Standard"/>
      <text:list xml:id="list31583662" text:continue-list="list31603043" text:style-name="WWNum3">
        <text:list-item>
          <text:p text:style-name="P6"/>
        </text:list-item>
      </text:list>
      <text:list xml:id="list31600756" text:continue-list="list31601771" text:style-name="Outline">
        <text:list-item>
          <text:h text:style-name="P10" text:outline-level="1">: Créer son CV</text:h>
        </text:list-item>
      </text:list>
      <text:p text:style-name="Standard"/>
      <text:list xml:id="list31592611" text:continue-numbering="true" text:style-name="Outline">
        <text:list-item>
          <text:h text:style-name="P12" text:outline-level="1">: Faire un formulaire</text:h>
        </text:list-item>
      </text:list>
      <text:list xml:id="list5568385480293306012" text:style-name="WWNum26">
        <text:list-item>
          <text:p text:style-name="P17"><text:bookmark-start text:name="_Toc366965296"/>Second travail.<text:bookmark-end text:name="_Toc366965296"/></text:p>
        </text:list-item>
      </text:list>
      <text:list xml:id="list31578626" text:continue-list="list31583662" text:style-name="WWNum3">
        <text:list-item>
          <text:p text:style-name="P6">Quel est l’intérêt d’une liste « radio » ?</text:p>
        </text:list-item>
      </text:list>
      <text:p text:style-name="Standard"/>
      <text:list xml:id="list31577559" text:continue-numbering="true" text:style-name="WWNum3">
        <text:list-item>
          <text:p text:style-name="P6">Quelle balise permet de faire une liste « radio » ?</text:p>
        </text:list-item>
      </text:list>
      <text:p text:style-name="Standard"/>
      <text:list xml:id="list31578477" text:continue-numbering="true" text:style-name="WWNum3">
        <text:list-item>
          <text:p text:style-name="P6">Quelle balise permet de faire une liste déroulante ?</text:p>
        </text:list-item>
      </text:list>
      <text:p text:style-name="Standard"/>
      <text:p text:style-name="List_20_Paragraph"/>
      <text:p text:style-name="Standard"/>
      <text:list xml:id="list31599767" text:continue-list="list31592611" text:style-name="Outline">
        <text:list-item>
          <text:h text:style-name="P13" text:outline-level="1"><text:bookmark text:name="_GoBack"/>: Créer la structure d'un site web</text:h>
        </text:list-item>
      </text:list>
      <text:list xml:id="list3004375453949225864" text:style-name="WWNum27">
        <text:list-item>
          <text:p text:style-name="P18">Fichier CSS</text:p>
        </text:list-item>
      </text:list>
      <text:list xml:id="list2179333999577059896" text:style-name="WWNum7">
        <text:list-item>
          <text:p text:style-name="P8">Comment faire pour attribuer, en une seule ligne de code, un alignement central aux différents titres dans chaque bloque de votre site web ?</text:p>
        </text:list-item>
      </text:list>
      <text:p text:style-name="Standard"/>
      <text:p text:style-name="Standard"/>
      <text:p text:style-name="Standard"/>
      <text:p text:style-name="Standard"/>
      <text:list xml:id="list31592391" text:continue-list="list31599767" text:style-name="Outline">
        <text:list-item>
          <text:h text:style-name="P10" text:outline-level="1">: Mise en forme du site web</text:h>
        </text:list-item>
        <text:list-item>
          <text:p text:style-name="Heading_20_2">body</text:p>
        </text:list-item>
      </text:list>
      <text:list xml:id="list31599834" text:continue-list="list31578477" text:style-name="WWNum3">
        <text:list-item>
          <text:p text:style-name="P6">Que faut-il modifier pour changer la couleur de fond du site ?</text:p>
        </text:list-item>
      </text:list>
      <text:p text:style-name="Standard"/>
      <text:list xml:id="list31599533" text:continue-list="list31592391" text:style-name="Outline">
        <text:list-item>
          <text:p text:style-name="Heading_20_2">header</text:p>
        </text:list-item>
      </text:list>
      <text:list xml:id="list31584076" text:continue-list="list31599834" text:style-name="WWNum3">
        <text:list-item>
          <text:p text:style-name="P6">Quelle est la valeur du <text:span text:style-name="T4">padding</text:span> attribuée au <text:span text:style-name="T4">header</text:span> ?</text:p>
        </text:list-item>
      </text:list>
      <text:p text:style-name="Standard"/>
      <text:list xml:id="list31579567" text:continue-list="list31599533" text:style-name="Outline">
        <text:list-item>
          <text:p text:style-name="Heading_20_2">nav</text:p>
        </text:list-item>
      </text:list>
      <text:list xml:id="list31603313" text:continue-list="list31584076" text:style-name="WWNum3">
        <text:list-item>
          <text:p text:style-name="P6">Que faut-il mettre <text:s/>dans le CSS pour modifier les balises <text:span text:style-name="T4">&lt;a&gt;</text:span> contenues dans la balise <text:span text:style-name="T4">&lt;nav&gt; 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3" svg:font-family="Arial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Narro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style:text-underline-style="solid" style:text-underline-width="auto" style:text-underline-color="font-color" fo:font-weight="bold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fo:keep-together="always" fo:keep-with-next="always"/>
      <style:text-properties fo:color="#4f6228" style:font-name="Cambria" fo:font-weight="bold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000000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parent-style-name="Title" style:default-outline-level="1" style:list-style-name="Outline">
      <style:paragraph-properties fo:margin-top="0cm" fo:margin-bottom="0cm" fo:padding-left="0cm" fo:padding-right="0cm" fo:padding-top="0cm" fo:padding-bottom="0.141cm" fo:border-left="none" fo:border-right="none" fo:border-top="none" fo:border-bottom="0.079cm solid #4f81bd"/>
      <style:text-properties style:font-name="Arial Narrow"/>
    </style:style>
    <style:style style:name="Corps_20_de_20_texte_20_21" style:display-name="Corps de texte 21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style:font-name="Times" fo:font-weight="bold" style:font-name-asian="Calibri1" style:font-weight-asian="bold" style:font-name-complex="Times New Roman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style:text-underline-style="solid" style:text-underline-width="auto" style:text-underline-color="font-color" fo:font-weight="bold" style:font-weight-asian="bold" style:font-name-complex="F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6228" style:font-name="Cambria" fo:font-weight="bold" style:font-weight-asian="bold" style:font-name-complex="F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Titre_20_3_20_Car" style:display-name="Titre 3 C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1" style:family="text" style:parent-style-name="Default_20_Paragraph_20_Font">
      <style:text-properties style:font-name="Arial1" fo:font-size="10pt" style:font-size-asian="10pt" style:font-name-complex="Arial2" style:font-size-complex="10pt"/>
    </style:style>
    <style:style style:name="sc1211" style:family="text" style:parent-style-name="Default_20_Paragraph_20_Font">
      <style:text-properties fo:color="#0000ff"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sc1271" style:family="text" style:parent-style-name="Default_20_Paragraph_20_Font">
      <style:text-properties fo:color="#8000ff" style:font-name="Courier New" fo:font-size="10pt" style:font-size-asian="10pt" style:font-name-complex="Courier New2" style:font-size-complex="10pt"/>
    </style:style>
    <style:style style:name="sc1231" style:family="text" style:parent-style-name="Default_20_Paragraph_20_Font">
      <style:text-properties fo:color="#000080" style:font-name="Courier New" fo:font-size="10pt" style:font-size-asian="10pt" style:font-name-complex="Courier New2" style:font-size-complex="10pt"/>
    </style:style>
    <style:style style:name="sc1181" style:family="text" style:parent-style-name="Default_20_Paragraph_20_Font">
      <style:text-properties fo:color="#000000" style:font-name="Courier New" fo:font-size="10pt" style:font-size-asian="10pt" style:font-name-complex="Courier New2" style:font-size-complex="10pt"/>
    </style:style>
    <style:style style:name="sc1191" style:family="text" style:parent-style-name="Default_20_Paragraph_20_Font">
      <style:text-properties fo:color="#808080" style:font-name="Courier New" fo:font-size="10pt" style:font-size-asian="10pt" style:font-name-complex="Courier New2" style:font-size-complex="10pt"/>
    </style:style>
    <style:style style:name="sc1261" style:family="text" style:parent-style-name="Default_20_Paragraph_20_Font">
      <style:text-properties fo:color="#808080"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Sans_20_interligne_20_Car" style:display-name="Sans interligne Car" style:family="text" style:parent-style-name="Titre_20_Car">
      <style:text-properties fo:color="#17365d" style:font-name="Arial Narrow" fo:font-size="26pt" fo:letter-spacing="0.009cm" style:letter-kerning="true" style:font-size-asian="26pt" style:font-name-complex="F" style:font-size-complex="26pt"/>
    </style:style>
    <style:style style:name="Strong_20_Emphasis" style:display-name="Strong Emphasis" style:family="text">
      <style:text-properties fo:color="#00000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ListLabel_20_1" style:display-name="ListLabel 1" style:family="text">
      <style:text-properties fo:font-size="13pt" fo:font-style="normal" style:text-underline-style="none" fo:font-weight="normal" style:font-size-asian="13pt" style:font-style-asian="normal" style:font-weight-asian="normal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ize="13pt" fo:font-style="normal" fo:font-weight="normal" style:font-size-asian="13pt" style:font-style-asian="normal" style:font-weight-asian="normal"/>
    </style:style>
    <style:style style:name="ListLabel_20_4" style:display-name="ListLabel 4" style:family="text">
      <style:text-properties fo:font-variant="normal" fo:text-transform="none" fo:color="#000000" style:text-line-through-style="none" style:text-position="0% 100%" fo:letter-spacing="normal" fo:font-style="normal" style:text-underline-style="none" style:letter-kerning="true" style:text-blinking="false" style:font-style-asian="normal" style:font-style-complex="normal" style:text-emphasize="none" text:display="true"/>
    </style:style>
    <text:outline-style style:name="Outline">
      <text:outline-level-style text:level="1" text:style-name="ListLabel_20_4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0.25cm" fo:margin-bottom="0.757cm" fo:margin-left="2.499cm" fo:margin-right="2.24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6cm" fo:margin-left="0cm" fo:margin-right="0cm" fo:margin-bottom="1.095cm" style:dynamic-spacing="true"/>
      </style:header-style>
      <style:footer-style>
        <style:header-footer-properties fo:min-height="0.744cm" fo:margin-left="0cm" fo:margin-right="0cm" fo:margin-top="0.64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Module 1 : Initiation HTML5<text:tab/><text:tab/>: Base HTML</text:p>
      </style:header>
      <style:footer>
        <text:p text:style-name="MP1"><text:span text:style-name="MT1">Georges, Hagot, Iervese<text:tab/>Sep-17<text:tab/></text:span></text:p>
      </style:footer>
    </style:master-page>
    <style:master-page style:name="Converted1" style:page-layout-name="Mpm1">
      <style:header>
        <text:p text:style-name="Header">Module 1 : Initiation HTML5<text:tab/><text:tab/>: Créer son CV</text:p>
      </style:header>
      <style:footer>
        <text:p text:style-name="MP1">Georges, Hagot, Iervese<text:tab/>sept.-17</text:p>
      </style:footer>
    </style:master-page>
    <style:master-page style:name="Converted2" style:page-layout-name="Mpm1">
      <style:header>
        <text:p text:style-name="Header">Module 1 : Initiation HTML5<text:tab/><text:tab/>: Créer son CV</text:p>
      </style:header>
      <style:footer>
        <text:p text:style-name="MP1">Georges, Hagot, Iervese<text:tab/>sept.-17</text:p>
      </style:footer>
    </style:master-page>
    <style:master-page style:name="Converted3" style:page-layout-name="Mpm1">
      <style:header>
        <text:p text:style-name="Header">Module 1 : Initiation HTML5<text:tab/><text:tab/>: Créer son CV</text:p>
      </style:header>
      <style:footer>
        <text:p text:style-name="MP1">Georges, Hagot, Iervese<text:tab/>sept.-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GOT PASCAL</meta:initial-creator>
    <meta:editing-cycles>16</meta:editing-cycles>
    <meta:print-date>2017-09-05T09:17:00</meta:print-date>
    <meta:creation-date>2017-09-05T08:51:00</meta:creation-date>
    <dc:date>2019-09-06T11:38:35.78</dc:date>
    <meta:editing-duration>PT38M46S</meta:editing-duration>
    <meta:generator>OpenOffice/4.1.6$Win32 OpenOffice.org_project/416m1$Build-9790</meta:generator>
    <meta:document-statistic meta:table-count="1" meta:image-count="0" meta:object-count="0" meta:page-count="6" meta:paragraph-count="69" meta:word-count="533" meta:character-count="288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